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T12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3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4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5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6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7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8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 fo:language="pt" fo:country="BR"/>
    </style:style>
    <style:style style:name="T19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20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21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22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23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24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25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26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27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28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29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30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31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32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33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34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35" style:parent-style-name="DefaultParagraphFont" style:family="text">
      <style:text-properties style:font-name="Courier New" style:font-name-asian="Courier New" style:font-name-complex="Courier New" fo:font-weight="bold" style:font-weight-asian="bold" style:font-weight-complex="bold" fo:font-size="11pt" style:font-size-asian="11pt" style:font-size-complex="11pt"/>
    </style:style>
    <style:style style:name="T36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37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38" style:parent-style-name="DefaultParagraphFont" style:family="text">
      <style:text-properties style:font-name="Courier New" style:font-name-asian="Courier New" style:font-name-complex="Courier New" fo:font-size="11pt" style:font-size-asian="11pt" style:font-size-complex="11pt"/>
    </style:style>
  </office:automatic-styles>
  <office:body>
    <office:text text:use-soft-page-breaks="true">
      <text:p text:style-name="P1"><text:span text:style-name="T12">&lt;PROGRAMA_PASCAL&gt; -&gt; programa identificador [ &lt;PARAMETROS&gt; ] ";" &lt;CABECALHO&gt; &lt;BLOCO_PASCAL&gt; "."<text:s/></text:span></text:p>
      <text:p text:style-name="Normal"><text:span text:style-name="T13">&lt;CABECALHO&gt; -&gt; var &lt;DECLARACAO_VARIAVEIS&gt; ";" { &lt;DECLARACAO_VARIAVEIS&gt; ";" }</text:span></text:p>
      <text:p text:style-name="Normal"><text:span text:style-name="T14">&lt;BLOCO_PASCAL&gt; -&gt; inicio &lt;LISTA_COMANDOS&gt; 'fim</text:span></text:p>
      <text:p text:style-name="Normal"><text:span text:style-name="T15">&lt;PARAMETROS&gt; -&gt; ( &lt;LISTA_IDENTIFICADORES&gt; )<text:s/></text:span></text:p>
      <text:p text:style-name="Normal"><text:span text:style-name="T16">&lt;DECLARACAO_VARIAVEIS&gt; -&gt; &lt;LISTA_IDENTIFICADORES&gt; ":" ( inteiro | real )<text:s/></text:span></text:p>
      <text:p text:style-name="Normal"/>
      <text:p text:style-name="Normal"><text:span text:style-name="T17">&lt;LISTA_COMANDOS&gt; -&gt; &lt;COMANDO&gt; { ";" &lt;</text:span><text:span text:style-name="T18">COMANDO&gt;</text:span><text:span text:style-name="T19"><text:s/>}<text:s/></text:span></text:p>
      <text:p text:style-name="Normal"><text:span text:style-name="T20">&lt;COMANDO&gt; -&gt; identificador ":=" &lt;EXPRESSAO&gt;<text:s/></text:span></text:p>
      <text:p text:style-name="Normal"><text:span text:style-name="T21"><text:s text:c="12"/>| inicio &lt;LISTA_COMANDOS&gt; fim<text:s/></text:span></text:p>
      <text:p text:style-name="Normal"><text:span text:style-name="T22"><text:s text:c="12"/>| enquanto &lt;EXPRESSAO&gt; faca &lt;COMANDO&gt;<text:s/></text:span></text:p>
      <text:p text:style-name="Normal"><text:span text:style-name="T23"><text:s text:c="12"/>| para identificador ":=" &lt;EXPRESSAO&gt; ate &lt;EXPRESSAO&gt; faca &lt;COMANDO&gt;<text:s/></text:span></text:p>
      <text:p text:style-name="Normal"><text:span text:style-name="T24"><text:s text:c="12"/>| repita &lt;LISTA_COMANDOS&gt; ate &lt;EXPRESSAO&gt;<text:s/></text:span></text:p>
      <text:p text:style-name="Normal"><text:span text:style-name="T25"><text:s text:c="12"/>| se &lt;EXPRESSAO&gt; entao &lt;COMANDO&gt; [ else &lt;COMANDO&gt; ]<text:s/></text:span></text:p>
      <text:p text:style-name="Normal"><text:span text:style-name="T26"><text:s text:c="12"/>| caso &lt;EXPRESSAO&gt; escolha &lt;LISTA_OPCOES&gt; [ senao &lt;COMANDO&gt;; ] end</text:span></text:p>
      <text:p text:style-name="Normal"/>
      <text:p text:style-name="Normal"><text:span text:style-name="T27">&lt;LISTA_OPCOES&gt; -&gt; &lt;OPCAO_CASO&gt; ; { &lt;OPCAO_CASO&gt; ; }</text:span></text:p>
      <text:p text:style-name="Normal"><text:span text:style-name="T28">&lt;CONSTANTE&gt; -&gt; [+|-] (lit_int|lit_real)<text:s/></text:span></text:p>
      <text:p text:style-name="Normal"><text:span text:style-name="T29">&lt;OPCAO_CASO&gt; -&gt; <text:s/>&lt;CONSTANTE&gt; { , &lt;CONSTANTE&gt; } ":" &lt;COMANDO&gt;<text:s/></text:span></text:p>
      <text:p text:style-name="Normal"/>
      <text:p text:style-name="Normal"><text:span text:style-name="T30">&lt;LISTA_IDENTIFICADORES&gt; -&gt; identificador { "," identificador }<text:s/></text:span></text:p>
      <text:p text:style-name="Normal"/>
      <text:p text:style-name="Normal"><text:span text:style-name="T31">&lt;EXPRESSAO&gt; -&gt; &lt;EXPRESSAO_SIMPLES&gt; [ (=|&lt;&gt;|&lt;|&lt;=|&gt;|&gt;=) &lt;EXPRESSAO_SIMPLES&gt; ]<text:s/></text:span></text:p>
      <text:p text:style-name="Normal"><text:span text:style-name="T32">&lt;EXPRESSAO_SIMPLES&gt; -&gt; [+|-] &lt;TERMO&gt; { (+|-|ou) &lt;TERMO&gt; }<text:s/></text:span></text:p>
      <text:p text:style-name="Normal"><text:span text:style-name="T33">&lt;TERMO&gt; -&gt; &lt;FATOR&gt; { (*|/|e) &lt;FATOR&gt; }<text:s/></text:span></text:p>
      <text:p text:style-name="Normal"><text:span text:style-name="T34">&lt;FATOR&gt; -&gt; identificador | lit_int | lit_real | ( &lt;EXPRESSAO&gt; ) |<text:s/></text:span><text:span text:style-name="T35">nao</text:span><text:span text:style-name="T36"><text:s/>&lt;FACTOR&gt;<text:s/></text:span></text:p>
      <text:p text:style-name="Normal"/>
      <text:soft-page-break/>
      <text:p text:style-name="Normal"><text:span text:style-name="T37"><text:s/></text:span></text:p>
      <text:p text:style-name="Normal"/>
      <text:p text:style-name="Normal"/>
      <text:p text:style-name="Normal"><text:span text:style-name="T3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07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5pt" style:font-size-asian="15pt" style:font-size-complex="15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194in"/>
      <style:text-properties style:font-name="Arial" style:font-name-asian="MS PGothic" style:font-name-complex="Arial" fo:color="#262626" fo:font-size="24pt" style:font-size-asian="2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color="#262626" fo:font-size="20pt" style:font-size-asian="20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3194in"/>
      <style:text-properties style:font-name="Arial" style:font-name-asian="MS PGothic" style:font-name-complex="Arial" fo:font-size="20pt" style:font-size-asian="20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style:font-style-complex="italic" fo:font-size="20pt" style:font-size-asian="2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3194in"/>
      <style:text-properties style:font-name="Arial" style:font-name-asian="MS PGothic" style:font-name-complex="Arial" fo:color="#26262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color="#262626" fo:font-size="17pt" style:font-size-asian="17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3194in"/>
      <style:text-properties style:font-name="Arial" style:font-name-asian="MS PGothic" style:font-name-complex="Arial" style:font-style-complex="italic" fo:font-size="17pt" style:font-size-asian="17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font-size="17pt" style:font-size-asian="17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3194in"/>
      <style:text-properties style:font-name="Arial" style:font-name-asian="MS PGothic" style:font-name-complex="Arial" style:font-style-complex="italic" fo:color="#26262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Bullet" style:display-name="List Bullet" style:family="paragraph" style:parent-style-name="Normal" style:list-style-name="LFO1"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MS PGothic" style:font-name-complex="Arial" fo:color="#262626" fo:font-size="24pt" style:font-size-asian="24pt" style:font-size-complex="16pt"/>
    </style:style>
    <style:style style:name="ListNumber" style:display-name="List Number" style:family="paragraph" style:parent-style-name="Normal" style:list-style-name="LFO2">
      <style:text-properties fo:hyphenate="false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Title" style:display-name="Title" style:family="paragraph" style:parent-style-name="Normal">
      <style:paragraph-properties fo:margin-bottom="0.0416in" fo:line-height="100%"/>
      <style:text-properties style:font-name="Arial" style:font-name-asian="MS PGothic" style:font-name-complex="Arial" fo:text-transform="uppercase" fo:color="#262626" style:letter-kerning="true" fo:font-size="33pt" style:font-size-asian="33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MS PGothic" style:font-name-complex="Arial" fo:text-transform="uppercase" fo:color="#262626" style:letter-kerning="true" fo:font-size="33pt" style:font-size-asian="33pt" style:font-size-complex="28pt"/>
    </style:style>
    <style:style style:name="Subtitle" style:display-name="Subtitle" style:family="paragraph" style:parent-style-name="Normal">
      <style:paragraph-properties fo:margin-bottom="0.3611in"/>
      <style:text-properties style:font-name-asian="MS PGothic" fo:text-transform="uppercase" fo:font-size="20pt" style:font-size-asian="20pt" fo:hyphenate="false"/>
    </style:style>
    <style:style style:name="SubtitleChar" style:display-name="Subtitle Char" style:family="text" style:parent-style-name="DefaultParagraphFont">
      <style:text-properties style:font-name-asian="MS PGothic" fo:text-transform="uppercase" fo:font-size="20pt" style:font-size-asian="20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uppercase" fo:font-variant="normal" fo:color="#26262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letter-spacing="normal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Arial" style:font-name-asian="MS PGothic" style:font-name-complex="Arial" fo:font-style="italic" style:font-style-asian="italic" fo:color="#262626" fo:font-size="20pt" style:font-size-asian="20pt" style:font-size-complex="13pt"/>
    </style:style>
    <style:style style:name="Heading3Char" style:display-name="Heading 3 Char" style:family="text" style:parent-style-name="DefaultParagraphFont">
      <style:text-properties style:font-name="Arial" style:font-name-asian="MS PGothic" style:font-name-complex="Arial" fo:font-size="20pt" style:font-size-asian="20pt" style:font-size-complex="12pt"/>
    </style:style>
    <style:style style:name="Heading4Char" style:display-name="Heading 4 Char" style:family="text" style:parent-style-name="DefaultParagraphFont">
      <style:text-properties style:font-name="Arial" style:font-name-asian="MS PGothic" style:font-name-complex="Arial" fo:font-style="italic" style:font-style-asian="italic" style:font-style-complex="italic" fo:font-size="20pt" style:font-size-asian="20pt"/>
    </style:style>
    <style:style style:name="Heading5Char" style:display-name="Heading 5 Char" style:family="text" style:parent-style-name="DefaultParagraphFont">
      <style:text-properties style:font-name="Arial" style:font-name-asian="MS PGothic" style:font-name-complex="Arial" fo:color="#262626" fo:font-size="17pt" style:font-size-asian="17pt"/>
    </style:style>
    <style:style style:name="Heading6Char" style:display-name="Heading 6 Char" style:family="text" style:parent-style-name="DefaultParagraphFont">
      <style:text-properties style:font-name="Arial" style:font-name-asian="MS PGothic" style:font-name-complex="Arial" fo:font-style="italic" style:font-style-asian="italic" fo:color="#262626" fo:font-size="17pt" style:font-size-asian="17pt"/>
    </style:style>
    <style:style style:name="Heading7Char" style:display-name="Heading 7 Char" style:family="text" style:parent-style-name="DefaultParagraphFont">
      <style:text-properties style:font-name="Arial" style:font-name-asian="MS PGothic" style:font-name-complex="Arial" style:font-style-complex="italic" fo:font-size="17pt" style:font-size-asian="17pt"/>
    </style:style>
    <style:style style:name="Heading8Char" style:display-name="Heading 8 Char" style:family="text" style:parent-style-name="DefaultParagraphFont">
      <style:text-properties style:font-name="Arial" style:font-name-asian="MS PGothic" style:font-name-complex="Arial" fo:font-style="italic" style:font-style-asian="italic" fo:font-size="17pt" style:font-size-asian="17pt" style:font-size-complex="10.5pt"/>
    </style:style>
    <style:style style:name="Heading9Char" style:display-name="Heading 9 Char" style:family="text" style:parent-style-name="DefaultParagraphFont">
      <style:text-properties style:font-name="Arial" style:font-name-asian="MS PGothic" style:font-name-complex="Arial" style:font-style-complex="italic" fo:color="#262626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262626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262626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margin-top="0.1666in"/>
      <style:text-properties fo:font-style="italic" style:font-style-asian="italic" style:font-style-complex="italic" fo:font-size="18pt" style:font-size-asian="18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8pt" style:font-size-asian="18pt"/>
    </style:style>
    <style:style style:name="IntenseQuote" style:display-name="Intense Quote" style:family="paragraph" style:parent-style-name="Normal" style:next-style-name="Normal">
      <style:paragraph-properties fo:margin-top="0.1666in"/>
      <style:text-properties fo:font-weight="bold" style:font-weight-asian="bold" fo:font-style="italic" style:font-style-asian="italic" style:font-style-complex="italic" fo:font-size="18pt" style:font-size-asian="18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style:font-style-complex="italic" fo:font-size="18pt" style:font-size-asian="18pt"/>
    </style:style>
    <style:style style:name="SubtleReference" style:display-name="Subtle Reference" style:family="text" style:parent-style-name="DefaultParagraphFont">
      <style:text-properties fo:text-transform="uppercase" fo:font-variant="normal" fo:color="#262626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2pt" style:font-size-asian="12pt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214c5e" draw:opacity="100%" draw:stroke="solid" svg:stroke-width="0.01389in" svg:stroke-color="#153543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1965in" fo:margin-bottom="0.5in" fo:margin-right="0.196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2.1638in"/>
    </style:style>
    <style:style style:name="TableColumn4" style:family="table-column">
      <style:table-column-properties style:column-width="2.1645in"/>
    </style:style>
    <style:style style:name="TableColumn5" style:family="table-column">
      <style:table-column-properties style:column-width="2.1645in"/>
    </style:style>
    <style:style style:name="Table2" style:family="table">
      <style:table-properties style:width="6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Footer" style:family="paragraph">
      <style:paragraph-properties fo:text-align="center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Footer"><text:page-number text:fixed="false">2</text:page-number></text:p>
            </table:table-cell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</table:table-row>
        </table:table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romeu braga</dc:creator>
    <meta:creation-date>2016-06-03T15:09:00Z</meta:creation-date>
    <dc:date>2016-06-03T15:09:00Z</dc:date>
    <meta:template xlink:href="Normal.dotm" xlink:type="simple"/>
    <meta:editing-cycles>9</meta:editing-cycles>
    <meta:editing-duration>PT0S</meta:editing-duration>
    <meta:document-statistic meta:page-count="1" meta:paragraph-count="2" meta:word-count="193" meta:character-count="1293" meta:row-count="9" meta:non-whitespace-character-count="1102"/>
  </office:meta>
</office:document-meta>
</file>